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e22c" officeooo:paragraph-rsid="001ce2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en vers le site Booki en ligne : https://damodred53.github.io/booki-starter-code-master/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8T11:33:17.664000000</meta:creation-date>
    <dc:date>2023-11-08T11:33:27.736000000</dc:date>
    <meta:editing-duration>PT10S</meta:editing-duration>
    <meta:editing-cycles>1</meta:editing-cycles>
    <meta:document-statistic meta:table-count="0" meta:image-count="0" meta:object-count="0" meta:page-count="1" meta:paragraph-count="1" meta:word-count="9" meta:character-count="90" meta:non-whitespace-character-count="82"/>
    <meta:generator>LibreOffice/7.5.0.3$Windows_X86_64 LibreOffice_project/c21113d003cd3efa8c53188764377a8272d9d6de</meta:generator>
  </office:meta>
</office:document-meta>
</file>